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eakin365-my.sharepoint.com/:f:/g/personal/ajarrett_deakin_edu_au/EgaRQ57C7ulMtgrdlucYmhEBtka_Bh194rEvX-ErJSS-aA?e=Uw1sS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09-10T14:51:24.509295923</dc:date>
    <meta:editing-duration>PT42S</meta:editing-duration>
    <meta:editing-cycles>3</meta:editing-cycles>
    <meta:document-statistic meta:table-count="0" meta:image-count="0" meta:object-count="0" meta:page-count="1" meta:paragraph-count="1" meta:word-count="1" meta:character-count="129" meta:non-whitespace-character-count="129"/>
  </office:meta>
</office:document-meta>
</file>